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style style:name="P10" style:family="paragraph" style:parent-style-name="Text_20_body" style:list-style-name="L3"/>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6"/>
    <style:style style:name="P50" style:family="paragraph" style:parent-style-name="Text_20_body" style:list-style-name="L6"/>
    <style:style style:name="P51" style:family="paragraph" style:parent-style-name="Text_20_body" style:list-style-name="L6"/>
    <style:style style:name="P52" style:family="paragraph" style:parent-style-name="Text_20_body" style:list-style-name="L6"/>
    <style:style style:name="P53" style:family="paragraph" style:parent-style-name="Text_20_body" style:list-style-name="L6"/>
    <style:style style:name="P54" style:family="paragraph" style:parent-style-name="Text_20_body" style:list-style-name="L6"/>
    <style:style style:name="P55" style:family="paragraph" style:parent-style-name="Text_20_body" style:list-style-name="L6"/>
    <style:style style:name="P56" style:family="paragraph" style:parent-style-name="Text_20_body" style:list-style-name="L6"/>
    <style:style style:name="P57" style:family="paragraph" style:parent-style-name="Text_20_body" style:list-style-name="L6"/>
    <style:style style:name="P58" style:family="paragraph" style:parent-style-name="Text_20_body" style:list-style-name="L6"/>
    <style:style style:name="P59" style:family="paragraph" style:parent-style-name="Text_20_body" style:list-style-name="L6"/>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6"/>
    <style:style style:name="P63" style:family="paragraph" style:parent-style-name="Text_20_body" style:list-style-name="L6"/>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7"/>
    <style:style style:name="P67" style:family="paragraph" style:parent-style-name="Text_20_body" style:list-style-name="L7"/>
    <style:style style:name="P68" style:family="paragraph" style:parent-style-name="Text_20_body" style:list-style-name="L7"/>
    <style:style style:name="P69" style:family="paragraph" style:parent-style-name="Text_20_body" style:list-style-name="L7"/>
    <style:style style:name="P70" style:family="paragraph" style:parent-style-name="Text_20_body" style:list-style-name="L9">
      <style:paragraph-properties fo:margin-left="0in" fo:margin-right="0in" fo:text-indent="0in" style:auto-text-indent="false"/>
    </style:style>
    <style:style style:name="P71" style:family="paragraph" style:parent-style-name="Text_20_body" style:list-style-name="L9">
      <style:paragraph-properties fo:margin-left="0in" fo:margin-right="0in" fo:text-indent="0in" style:auto-text-indent="fals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ruta Plan</text:h>
      <text:h text:style-name="Heading_20_2" text:outline-level="2">General </text:h>
      <text:list text:style-name="L1">
        <text:list-item>
          <text:p text:style-name="P1">Programmed in Ruby for high level and scripting, and C for low level and speed bottlenecks.</text:p>
        </text:list-item>
        <text:list-item>
          <text:p text:style-name="P1">Use ruby 1.9.1 preview and up. <text:s/>Rationale:</text:p>
          <text:list>
            <text:list-item>
              <text:p text:style-name="P1">Unicode support is great.</text:p>
            </text:list-item>
            <text:list-item>
              <text:p text:style-name="P1">Faster</text:p>
            </text:list-item>
            <text:list-item>
              <text:p text:style-name="P1">When Eruta is finished, Ruby 1.9.x or even 2.x will be out. We have to anticipate the future a <text:s/>bit.</text:p>
            </text:list-item>
          </text:list>
        </text:list-item>
        <text:list-item>
          <text:p text:style-name="P1">Using ruby-sdl version 2.x or higher and perhaps later ruby OpenGL, depending on how SDL 1.3 turns out. </text:p>
        </text:list-item>
      </text:list>
      <text:list text:style-name="L2">
        <text:list-item>
          <text:p text:style-name="P7">Screen resolution 640x480. Color depth minimum 16bpp or better. Perhaps implement scaling trough OpenGL later.</text:p>
        </text:list-item>
      </text:list>
      <text:h text:style-name="Heading_20_2" text:outline-level="2">Needed Functionality</text:h>
      <text:list text:style-name="L3">
        <text:list-item>
          <text:p text:style-name="P8">Sprites</text:p>
        </text:list-item>
        <text:list-item>
          <text:p text:style-name="P8">Tile map</text:p>
        </text:list-item>
        <text:list-item>
          <text:p text:style-name="P8">Particle engine</text:p>
        </text:list-item>
        <text:list-item>
          <text:p text:style-name="P8">Camera module</text:p>
        </text:list-item>
        <text:list-item>
          <text:p text:style-name="P8">Physical world</text:p>
        </text:list-item>
        <text:list-item>
          <text:p text:style-name="P8">Collision detection</text:p>
        </text:list-item>
        <text:list-item>
          <text:p text:style-name="P8">Input mapping (to commands/events)</text:p>
        </text:list-item>
        <text:list-item>
          <text:p text:style-name="P8">Music handling</text:p>
        </text:list-item>
        <text:list-item>
          <text:p text:style-name="P8">Sound handling</text:p>
        </text:list-item>
        <text:list-item>
          <text:p text:style-name="P8">Scripting of maps and events.</text:p>
        </text:list-item>
        <text:list-item>
          <text:p text:style-name="P8">Game system: stats, skills, techniques, battle resolution, etc, etc.</text:p>
        </text:list-item>
      </text:list>
      <text:h text:style-name="Heading_20_2" text:outline-level="2">Tile Map</text:h>
      <text:list text:style-name="L4">
        <text:list-item>
          <text:p text:style-name="P19">Tile map with tiles of 32x32 pixels. Before, 40x40 or 64x64 were considered, but my art skills are too low to create good art with such resolutions. Basically, the smaller the tiles and sprites, the easier they are to draw for me. Also, 32x32 is easy to accelerate with OpenGL later, and fits the resolution well.</text:p>
        </text:list-item>
        <text:list-item>
          <text:p text:style-name="P19">Tile map distinguishes between tile layers wich dictate rendering and world layers which dictate gameplay (ie, on which levels the sprites can “be”).</text:p>
        </text:list-item>
        <text:list-item>
          <text:p text:style-name="P19">Tile map has optimally 2, 4, or sometimes 6 <text:s/>drawing layers of tiles. Testing shows 4 is optimal for speed, but 6 may be OK if the layers are largely empty. Layers are usually grouped in pairs for the “world layers”. Layer 1 is the first floor, layer 2 is anything that stands on that floor and any fringes/overlaps from one kind of floor to another. Layers 1 and 2 are always under al sprites. Layer 3 and 4 are normally the “floor above” the player, however, the player may walk there in case of bridges or parallax.</text:p>
        </text:list-item>
        <text:list-item>
          <text:p text:style-name="P19">Option for parallax scrolling background bitmap, or for any layer to do parallax scrolling. Scrolling can be locked or unlocked in x and y directions. Although only one bitmap background can be displayed at once, it's possible for a map to change the background depending on what's needed. <text:soft-page-break/>(night/day/scripting/etc). The background bitmap width and height must also be of integer multipleof 32 pixels.</text:p>
        </text:list-item>
        <text:list-item>
          <text:p text:style-name="P19">Tile maps use tile sets. Tile sets are directories containing tile images in .png format with a width and height that are integer multiples of 32, and that contain many individual tiles.</text:p>
        </text:list-item>
        <text:list-item>
          <text:p text:style-name="P19">Keeping with convention over configuration, the tile maps are read in, split up in 32x32 tiles and interpreted according to the following rules:</text:p>
          <text:list>
            <text:list-item>
              <text:p text:style-name="P19">Generally:</text:p>
              <text:list>
                <text:list-item>
                  <text:p text:style-name="P19">There are two kinds of tile images, animated and non-animated. Animated tile images end in _anim.png, non-animated tile images do not.</text:p>
                </text:list-item>
                <text:list-item>
                  <text:p text:style-name="P19">Tile images are read in in alphabetical order. The name of the tile image should start with tiles_ , followed by a 3 digit number, to ensure the order of loading stays the same: eg tiles_1000_village.png or tiles_1100_village_anim.png. <text:s/>It's best to start from 1000 and increase the number by 10 so it's possible to slide a tile image in between existing ones. The starting number will also determine the first number of the tile in the set.</text:p>
                </text:list-item>
                <text:list-item>
                  <text:p text:style-name="P19">Normally, a tile is a solid tile, without transparency. </text:p>
                </text:list-item>
                <text:list-item>
                  <text:p text:style-name="P19">If the tile contains any alpha values, it is loaded as a tile with transparency.</text:p>
                </text:list-item>
              </text:list>
            </text:list-item>
            <text:list-item>
              <text:p text:style-name="P19">For non-animated tile maps: </text:p>
              <text:list>
                <text:list-item>
                  <text:p text:style-name="P19">Fully transparent tiles are not loaded, however, their tile number is skipped.</text:p>
                </text:list-item>
                <text:list-item>
                  <text:p text:style-name="P19">Tiles are numbered from left to right and from top to bottom.</text:p>
                </text:list-item>
              </text:list>
            </text:list-item>
            <text:list-item>
              <text:p text:style-name="P19">For animated tile maps:</text:p>
              <text:list>
                <text:list-item>
                  <text:p text:style-name="P19">The next may be changed, because of the use of Tiled map editor, just use tile properties to make animations. </text:p>
                </text:list-item>
                <text:list-item>
                  <text:p text:style-name="P19">Animated tile maps must be 16x32 = 512 pixels wide. Each of the 16 tiles of the width of one row of 32 pixels high-tiles is one animation. </text:p>
                </text:list-item>
                <text:list-item>
                  <text:p text:style-name="P19">An animation that has less than 16 frames should use a fully black tile to signal the end of the animation run.</text:p>
                </text:list-item>
                <text:list-item>
                  <text:p text:style-name="P19">A fully white tile should be used to signal that the last real tile frame should be reused. This will, in essence prevent identical frames from being loaded as different ones and reduce animation memory consumption.</text:p>
                </text:list-item>
                <text:list-item>
                  <text:p text:style-name="P19">Tiles are numbered from top to bottom. </text:p>
                </text:list-item>
              </text:list>
            </text:list-item>
            <text:list-item>
              <text:p text:style-name="P19">In the share/image/tileset/control directory there is a one tile set of size 256 x , named tile_0000_control.png This tile set contains 32 control tiles, that do not have a rendering meaning but a physical meaning. They are in order of appearance:</text:p>
            </text:list-item>
          </text:list>
        </text:list-item>
      </text:list>
      <text:list text:style-name="L5">
        <text:list-item>
          <text:list>
            <text:list-item>
              <text:list>
                <text:list-item>
                  <text:p text:style-name="P40">Null tile(black)</text:p>
                </text:list-item>
                <text:list-item>
                  <text:p text:style-name="P40">Transparent tile</text:p>
                </text:list-item>
                <text:list-item>
                  <text:p text:style-name="P40">Scroll blocker. Can not be scrolled to normally.</text:p>
                </text:list-item>
                <text:list-item>
                  <text:p text:style-name="P40">Clip tile. Will clip the map view if the character is inside aan area of them.</text:p>
                </text:list-item>
                <text:list-item>
                  <text:p text:style-name="P40">All other tiles of the are reserved</text:p>
                </text:list-item>
              </text:list>
            </text:list-item>
          </text:list>
        </text:list-item>
      </text:list>
      <text:p text:style-name="Text_20_body"/>
      <text:h text:style-name="Heading_20_1" text:outline-level="1">Tile Map</text:h>
      <text:list text:style-name="L6">
        <text:list-item>
          <text:p text:style-name="P45">Tile map with tiles of 32x32 pixels. Before, 40x40 or 64x64 were considered, but my art skills are too low to create good art with such resolutions. Basically, the smaller the tiles and sprites, the easier they are to draw for me. Also, 32x32 is easy to accelerate with OpenGL later if needs be, and fits the <text:soft-page-break/>resolution well.</text:p>
        </text:list-item>
        <text:list-item>
          <text:p text:style-name="P45">Tile map distinguishes between tile layers which dictate rendering and world layers which dictate gameplay (ie, on which levels the sprites can “be”).</text:p>
        </text:list-item>
        <text:list-item>
          <text:p text:style-name="P45">Tile map has optimally 2, 4, or sometimes 6 <text:s/>drawing layers of tiles. Testing shows 4 is optimal for speed, but 6 may be OK if the layers are largely empty. Layers are usually grouped in pairs for the “world layers”. Layer 1 is the first floor, layer 2 is anything that stands on that floor and any fringes/overlaps from one kind of floor to another. Layers 1 and 2 are always under al sprites. Layer 3 and 4 are normally the “floor above” the player, however, the player may walk there in case of bridges or parallax.</text:p>
        </text:list-item>
        <text:list-item>
          <text:p text:style-name="P45">Option for parallax scrolling background bitmap, or for any layer to do parallax scrolling. Scrolling can be locked or unlocked in x and y directions. Although only one bitmap background can be displayed at once, it's possible for a map to change the background depending on what's needed. (night/day/scripting/etc). The background bitmap width and height must also be of integer multipleof 32 pixels.</text:p>
        </text:list-item>
        <text:list-item>
          <text:p text:style-name="P45">Tile maps use tile sets. Tile sets are directories containing tile images in .png format with a width and height that are integer multiples of 32, and that contain many individual tiles.</text:p>
        </text:list-item>
        <text:list-item>
          <text:p text:style-name="P45">Keeping with convention over configuration, the tile maps are read in, split up in 32x32 tiles and interpreted according to the following rules:</text:p>
          <text:list>
            <text:list-item>
              <text:p text:style-name="P45">Generally:</text:p>
              <text:list>
                <text:list-item>
                  <text:p text:style-name="P45">There are two kinds of tile images, animated and non-animated. Animated tile images end in _anim.png, non-animated tile images do not.</text:p>
                </text:list-item>
                <text:list-item>
                  <text:p text:style-name="P45">Tile images are read in in alphabetical order. The name of the tile image should start with tiles_ , followed by a 3 digit number, to ensure the order of loading stays the same: eg tiles_1000_village.png or tiles_1100_village_anim.png. <text:s/>It's best to start from 1000 and increase the number by 10 so it's possible to slide a tile image in between existing ones. The starting number will also determine the first number of the tile in the set.</text:p>
                </text:list-item>
                <text:list-item>
                  <text:p text:style-name="P45">Normally, a tile is a solid tile, without transparency. </text:p>
                </text:list-item>
                <text:list-item>
                  <text:p text:style-name="P45">If the tile contains any alpha values, it is loaded as a tile with transparency.</text:p>
                </text:list-item>
              </text:list>
            </text:list-item>
            <text:list-item>
              <text:p text:style-name="P45">For non-animated tile maps: </text:p>
              <text:list>
                <text:list-item>
                  <text:p text:style-name="P45">Fully transparent tiles are not loaded, however, their tile number is skipped.</text:p>
                </text:list-item>
                <text:list-item>
                  <text:p text:style-name="P45">Tiles are numbered from left to right and from top to bottom.</text:p>
                </text:list-item>
              </text:list>
            </text:list-item>
            <text:list-item>
              <text:p text:style-name="P45">For animated tile maps:</text:p>
              <text:list>
                <text:list-item>
                  <text:p text:style-name="P45">Animated tile maps must be 16x32 = 512 pixels wide. Each of the 16 tiles of the width of one row of 32 pixels high-tiles is one animation. </text:p>
                </text:list-item>
                <text:list-item>
                  <text:p text:style-name="P45">An animation that has less than 16 frames should use a fully black tile to signal the end of the animation run.</text:p>
                </text:list-item>
                <text:list-item>
                  <text:p text:style-name="P45">A fully white tile should be used to signal that the last real tile frame should be reused. This will, in essence prevent identical frames from being loaded as different ones and reduce animation memory consumption.</text:p>
                </text:list-item>
                <text:list-item>
                  <text:p text:style-name="P45">Tiles are numbered from top to bottom. </text:p>
                </text:list-item>
              </text:list>
            </text:list-item>
            <text:list-item>
              <text:p text:style-name="P45">In the share/image/tileset/control directory there is a one tile set of size 256 x , named tile_0000_control.png This tile set contains 32 control tiles, that do not have a rendering meaning but a physical meaning. They are in order of appearance:</text:p>
            </text:list-item>
          </text:list>
        </text:list-item>
      </text:list>
      <text:list text:style-name="L7">
        <text:list-item>
          <text:list>
            <text:list-item>
              <text:list>
                <text:list-item>
                  <text:p text:style-name="P65">Null tile(black)</text:p>
                </text:list-item>
                <text:list-item>
                  <text:p text:style-name="P65">Transparent tile</text:p>
                </text:list-item>
                <text:list-item>
                  <text:p text:style-name="P65"><text:soft-page-break/>Scroll blocker. Can not be scrolled to normally.</text:p>
                </text:list-item>
                <text:list-item>
                  <text:p text:style-name="P65">Clip tile. Will clip the map view if the character is inside aan area of them.</text:p>
                </text:list-item>
                <text:list-item>
                  <text:p text:style-name="P65">All other tiles of the are reserved</text:p>
                </text:list-item>
              </text:list>
            </text:list-item>
          </text:list>
        </text:list-item>
      </text:list>
      <text:p text:style-name="Text_20_body"/>
      <text:p text:style-name="Text_20_body"/>
      <text:p text:style-name="Text_20_body"/>
      <text:p text:style-name="Eruta_20_Dialog"/>
      <text:h text:style-name="Heading_20_2" text:outline-level="2">Particle engine</text:h>
      <text:p text:style-name="Text_20_body">Already 50% done. Can display rain, snow, blood, bursts. Explosions and spell effects would be nice as well. Still needs to be adapted to use camera. Need to allow bitmaps as well as drawing for the particles. Need to allow bitmap animations for certain effects. <text:s/>Probably need a mixin for this.</text:p>
      <text:p text:style-name="Text_20_body"/>
      <text:h text:style-name="Heading_20_2" text:outline-level="2">Camera module</text:h>
      <text:p text:style-name="Text_20_body">The camera module should not only model a camera (that is, a view of a rectangular area that can move in the “world” of the game and translate these world coordinates to screen coordinates. We also need a mixin to model an object that has a position I the world and that can move there, and that cooperates well with the camera. Perhaps this belongs in the physics, though. </text:p>
      <text:p text:style-name="Text_20_body"/>
      <text:h text:style-name="Heading_20_2" text:outline-level="2">Physics</text:h>
      <text:p text:style-name="Text_20_body">Originally planning to use Chipmunk, but it's somewhat unwieldy. Hand-implemened a more simple system that is quite fast to boot.</text:p>
      <text:h text:style-name="Heading_20_1" text:outline-level="1">Art</text:h>
      <text:p text:style-name="Text_20_body">Art required for different parts of the game. </text:p>
      <text:p text:style-name="Text_20_body"/>
      <text:h text:style-name="Heading_20_2" text:outline-level="2">Sprites</text:h>
      <text:p text:style-name="Text_20_body">Sprites should be drawn as an indexed image with a palette. The palette of a tile is free, but should be that of the other sprites. The drawing colors are conceptual, that means, they will be rotated through palette rotation based on their index. Hence, you should use different color indexes even if the color value is the same, for pixels that need to be palette rotated differently. </text:p>
      <text:p text:style-name="Text_20_body">Sprites are composited out of several parts. For player sprites and other humanoid s or NPC's the parts are as follows: the body, the head, the hair, the hat, the shirt (top clothes), the pants (bottom clothes), the shoes, the left hand item, the right hand item, and the accessories (up to 3). Generally, every sprite part should use no more than 16 colors, hwever, it 's even better to limit that to 8 or less. </text:p>
      <text:p text:style-name="Text_20_body">The following poses for the body of each player sprite, in 3 or 4 directions (east and west may be mirrored automatically):</text:p>
      <text:list text:style-name="L9">
        <text:list-item>
          <text:p text:style-name="P70">Standing, Walking (2 frames), Running (4 frames), Striking (2frames, arm up, arm down), Getting hit (1 frame), Sitting, Kneeling, Lying down, One arm raised, Other arm raised, Both arms raised.</text:p>
        </text:list-item>
        <text:list-item>
          <text:p text:style-name="P70">Head poses: Looking forward, looking down, looking right, looking left, smiling, one eye closed, other eye closed, both eyes closed.</text:p>
        </text:list-item>
      </text:list>
      <text:h text:style-name="Heading_20_2" text:outline-level="2" text:is-list-header="true"><text:soft-page-break/>Tiles</text:h>
      <text:p text:style-name="Text_20_body">Tiles can be drawn either as indexed or real color images. However, indexed is generally preferred, because it allows more easily to limit the amount of colors used. Generally, only 8, or perhaps, in rare cases where more is really warranted, not more than 16 distinct colors per tile should be used. If you use non-pixel art methods to generate tiles, reduce the amount of colors used. The gimp has tools for that. Tiles are 32x32 pixels in siz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ja" style:country-asian="JP"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ruta" style:family="paragraph" style:parent-style-name="Standard" style:master-page-name="">
      <style:paragraph-properties fo:margin-left="0in" fo:margin-right="0in" fo:text-indent="0.3937in" style:auto-text-indent="false" style:page-number="auto"/>
      <style:text-properties style:font-size-asian="10.5pt"/>
    </style:style>
    <style:style style:name="Eruta_20_Dialog" style:display-name="Eruta Dialog" style:family="paragraph" style:parent-style-name="Eruta" style:class="text" style:master-page-name="">
      <style:paragraph-properties fo:margin-left="0in" fo:margin-right="0in" fo:text-indent="0in" style:auto-text-indent="false" style:page-number="auto"/>
      <style:text-properties style:font-size-asian="10.5pt"/>
    </style:style>
    <style:style style:name="Eruta_20_Heading" style:display-name="Eruta Heading" style:family="paragraph" style:parent-style-name="Eruta" style:next-style-name="Eruta_20_Dialog" style:class="text" style:master-page-name="">
      <style:paragraph-properties fo:margin-left="0in" fo:margin-right="0in" fo:text-align="center" style:justify-single-word="false" fo:text-indent="0in" style:auto-text-indent="false" style:page-number="auto"/>
      <style:text-properties fo:font-size="300%" style:font-size-asian="10.5pt"/>
    </style:style>
    <style:style style:name="Eruta_20_Narration" style:display-name="Eruta Narration" style:family="paragraph" style:parent-style-name="Eruta" style:class="text" style:master-page-name="">
      <style:paragraph-properties fo:margin-left="0in" fo:margin-right="0in" fo:margin-top="0in" fo:margin-bottom="0.0398in" fo:text-indent="0in" style:auto-text-indent="false" style:page-number="auto" fo:background-color="#ffffcc">
        <style:background-image/>
      </style:paragraph-properties>
      <style:text-properties fo:font-style="italic" style:font-size-asian="10.5pt"/>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Eruta_20_Scene" style:display-name="Eruta Scene" style:family="paragraph" style:parent-style-name="Eruta" style:class="text">
      <style:paragraph-properties fo:margin-left="0in" fo:margin-right="0in" fo:margin-top="0in" fo:margin-bottom="0.0398in" fo:text-indent="0in" style:auto-text-indent="false" fo:background-color="#ccffff" style:shadow="none">
        <style:tab-stops/>
        <style:drop-cap/>
        <style:background-image/>
      </style:paragraph-properties>
      <style:text-properties fo:color="#333333" style:font-name="Arial1" fo:font-size="11pt" style:font-size-asian="10.5pt" style:text-combine="none" style:text-combine-start-char="" style:text-combine-end-char=""/>
    </style:style>
    <style:style style:name="Eruta_20_Outline" style:display-name="Eruta Outline" style:family="paragraph" style:parent-style-name="Eruta" style:class="text">
      <style:paragraph-properties fo:margin-left="0in" fo:margin-right="0in" fo:margin-top="0in" fo:margin-bottom="0.0398in" fo:text-indent="0in" style:auto-text-indent="false" fo:background-color="transparent" style:shadow="none">
        <style:background-image/>
      </style:paragraph-properties>
      <style:text-properties fo:font-size="11pt" style:font-size-asian="10.5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5311in" fo:margin-bottom="0.5311in" fo:margin-left="0.5902in" fo:margin-right="0.5902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Bjorn Meyer</meta:initial-creator>
    <meta:creation-date>2008-09-15T18:36:48</meta:creation-date>
    <dc:creator>Bjorn Meyer</dc:creator>
    <dc:date>2009-06-30T10:35:31</dc:date>
    <meta:editing-cycles>32</meta:editing-cycles>
    <meta:editing-duration>P18DT2H56M12S</meta:editing-duration>
    <meta:user-defined meta:name="Info 1"/>
    <meta:user-defined meta:name="Info 2"/>
    <meta:user-defined meta:name="Info 3"/>
    <meta:user-defined meta:name="Info 4"/>
    <meta:document-statistic meta:table-count="0" meta:image-count="0" meta:object-count="0" meta:page-count="5" meta:paragraph-count="90" meta:word-count="1874" meta:character-count="10611"/>
  </office:meta>
</office:document-meta>
</file>

<file path=VersionList.xml><?xml version="1.0" encoding="utf-8"?>
<VL:version-list xmlns:dc="http://purl.org/dc/elements/1.1/" xmlns:VL="http://openoffice.org/2001/versions-list">
  <VL:version-entry VL:title="Version1" VL:comment="First try at versioning." VL:creator="Bjorn Meyer" dc:date-time="2008-10-22T17:14:04"/>
  <VL:version-entry VL:title="Version2" VL:comment="Small changes to tile autodedect plan." VL:creator="Bjorn Meyer" dc:date-time="2008-10-23T07:39:44"/>
</VL:version-list>
</file>